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0000" style:font-name="Arial" fo:font-size="10pt" style:font-size-asian="10pt" style:font-size-complex="10pt"/>
    </style:style>
    <style:style style:name="P4" style:family="paragraph" style:parent-style-name="Standard">
      <style:text-properties fo:color="#ff0000" style:font-name="Arial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8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5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weight="normal" style:font-name-asian="Courier New" style:font-weight-asian="normal" style:font-name-complex="Courier New" style:font-weight-complex="normal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ae00"/>
    </style:style>
    <style:style style:name="T6" style:family="text">
      <style:text-properties fo:color="#00ae00" fo:font-weight="bold" style:font-weight-asian="bold" style:font-weight-complex="bold"/>
    </style:style>
    <style:style style:name="T7" style:family="text">
      <style:text-properties fo:color="#ff950e"/>
    </style:style>
    <style:style style:name="T8" style:family="text">
      <style:text-properties fo:color="#ff950e" style:font-name="Courier New" style:font-name-asian="Courier New" style:font-name-complex="Courier New"/>
    </style:style>
    <style:style style:name="T9" style:family="text">
      <style:text-properties fo:color="#ff950e" style:font-name="Courier New" fo:font-weight="normal" style:font-name-asian="Courier New" style:font-weight-asian="normal" style:font-name-complex="Courier New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557f5f"/>
    </style:style>
    <style:style style:name="T12" style:family="text">
      <style:text-properties fo:color="#0000c0"/>
    </style:style>
    <style:style style:name="T13" style:family="text">
      <style:text-properties fo:color="#008080"/>
    </style:style>
    <style:style style:name="T14" style:family="text">
      <style:text-properties fo:color="#3f7f7f"/>
    </style:style>
    <style:style style:name="T15" style:family="text">
      <style:text-properties fo:color="#7f007f"/>
    </style:style>
    <style:style style:name="T16" style:family="text">
      <style:text-properties fo:color="#2a00f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896612"/>
    </style:style>
    <style:style style:name="T19" style:family="text">
      <style:text-properties fo:color="#808080"/>
    </style:style>
    <style:style style:name="T20" style:family="text">
      <style:text-properties fo:color="#0082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Aby wyłączyć AcmeDemoBundle(przykładowy projekt) musimy zakomentować natępujacy routing:</text:p>
      <text:p text:style-name="P1"/>
      <text:p text:style-name="P3"># app/config/routing_dev.yml</text:p>
      <text:p text:style-name="P3"/>
      <text:p text:style-name="P5"># AcmeDemoBundle routes (to be removed)</text:p>
      <text:p text:style-name="P16">#_acme_demo:</text:p>
      <text:p text:style-name="P16"># <text:s text:c="3"/>resource: "@AcmeDemoBundle/Resources/config/routing.yml"</text:p>
      <text:p text:style-name="P1"/>
      <text:p text:style-name="P1">2. Możemy usunąć pliki domyślnego projektu:</text:p>
      <text:p text:style-name="P1"/>
      <text:p text:style-name="P3">src/Application/ShopBundle/Controller/DefaultController.php</text:p>
      <text:p text:style-name="P3">src/Application/ShopBundle/Resources/views/Default/index.html.twig</text:p>
      <text:p text:style-name="P3"/>
      <text:p text:style-name="P1">3.Routing projektu shop - Routing Configuration</text:p>
      <text:p text:style-name="P1"/>
      <text:p text:style-name="P12"># app/config/routing.yml</text:p>
      <text:p text:style-name="P11">application_shop:</text:p>
      <text:p text:style-name="P17"><text:s text:c="4"/>resource: "@ApplicationShopBundle/Resources/config/routing.yml"</text:p>
      <text:p text:style-name="P17"><text:s text:c="4"/>prefix: <text:s text:c="2"/>/</text:p>
      <text:p text:style-name="P13"/>
      <text:p text:style-name="P13"># src/Application/ShopBundle/Resources/config/routing.yml</text:p>
      <text:p text:style-name="P2"/>
      <text:p text:style-name="P9">application_shop_product:</text:p>
      <text:p text:style-name="P17"><text:s text:c="4"/>resource: "@ApplicationShopBundle/Resources/config/routing/product.yml"</text:p>
      <text:p text:style-name="P17"><text:s text:c="4"/>prefix: <text:s text:c="2"/>/product</text:p>
      <text:p text:style-name="P16"/>
      <text:p text:style-name="P16">#usuwamy</text:p>
      <text:p text:style-name="P16">application_shop_homepage:</text:p>
      <text:p text:style-name="P16"><text:s text:c="4"/>path: <text:s text:c="4"/>/hello/{name}</text:p>
      <text:p text:style-name="P16"><text:s text:c="4"/>defaults: { _controller: ApplicationShopBundle:Default:index }</text:p>
      <text:p text:style-name="P20"/>
      <text:p text:style-name="P4">#usuwany</text:p>
      <text:p text:style-name="P5">#application_shop_homepage:</text:p>
      <text:p text:style-name="P16"># <text:s text:c="3"/>pattern: <text:s/>/</text:p>
      <text:p text:style-name="P16"># <text:s text:c="3"/>defaults: { _controller: ApplicationShopBundle:Product:index }</text:p>
      <text:p text:style-name="P18"/>
      <text:p text:style-name="P18"># dodanie strony startowej</text:p>
      <text:p text:style-name="P18">application_shop_start:</text:p>
      <text:p text:style-name="P18"><text:s text:c="4"/>pattern: <text:s/>/</text:p>
      <text:p text:style-name="P18"><text:s text:c="4"/>defaults: { _controller: ApplicationShopBundle:Start:index }</text:p>
      <text:p text:style-name="P18"/>
      <text:p text:style-name="P17"/>
      <text:p text:style-name="P21"/>
      <text:p text:style-name="P20"># src/Application/ShopBundle/Resources/config/routing/product.yml</text:p>
      <text:p text:style-name="P23"/>
      <text:p text:style-name="P24">application_product:</text:p>
      <text:p text:style-name="P17"><text:s text:c="4"/>path: <text:s text:c="4"/>/</text:p>
      <text:p text:style-name="P17"><text:s text:c="4"/>defaults: { _controller: "ApplicationShopBundle:Product:index" }</text:p>
      <text:p text:style-name="P17"/>
      <text:p text:style-name="P17">application_product_show:</text:p>
      <text:p text:style-name="P17"><text:s text:c="4"/>path: <text:s text:c="4"/>/{id}/show</text:p>
      <text:p text:style-name="P17"><text:s text:c="4"/>defaults: { _controller: "ApplicationShopBundle:Product:show" }</text:p>
      <text:p text:style-name="P17"/>
      <text:p text:style-name="P17">application_product_new:</text:p>
      <text:p text:style-name="P17"><text:s text:c="4"/>path: <text:s text:c="4"/>/new</text:p>
      <text:p text:style-name="P17"><text:s text:c="4"/>defaults: { _controller: "ApplicationShopBundle:Product:new" }</text:p>
      <text:p text:style-name="P17"/>
      <text:p text:style-name="P17">application_product_create:</text:p>
      <text:p text:style-name="P17"><text:s text:c="4"/>path: <text:s text:c="4"/>/create</text:p>
      <text:p text:style-name="P17"><text:s text:c="4"/>defaults: { _controller: "ApplicationShopBundle:Product:create" }</text:p>
      <text:p text:style-name="P17"><text:s text:c="4"/>requirements: { _method: post }</text:p>
      <text:p text:style-name="P17"/>
      <text:p text:style-name="P17">application_product_edit:</text:p>
      <text:p text:style-name="P17"><text:soft-page-break/><text:s text:c="4"/>path: <text:s text:c="4"/>/{id}/edit</text:p>
      <text:p text:style-name="P17"><text:s text:c="4"/>defaults: { _controller: "ApplicationShopBundle:Product:edit" }</text:p>
      <text:p text:style-name="P17"/>
      <text:p text:style-name="P17">application_product_update:</text:p>
      <text:p text:style-name="P17"><text:s text:c="4"/>path: <text:s text:c="4"/>/{id}/update</text:p>
      <text:p text:style-name="P17"><text:s text:c="4"/>defaults: { _controller: "ApplicationShopBundle:Product:update" }</text:p>
      <text:p text:style-name="P17"><text:s text:c="4"/>requirements: { _method: post|put }</text:p>
      <text:p text:style-name="P17"/>
      <text:p text:style-name="P17">application_product_delete:</text:p>
      <text:p text:style-name="P17"><text:s text:c="4"/>path: <text:s text:c="4"/>/{id}/delete</text:p>
      <text:p text:style-name="P17"><text:s text:c="4"/>defaults: { _controller: "ApplicationShopBundle:Product:delete" }</text:p>
      <text:p text:style-name="P17"><text:s text:c="4"/>requirements: { _method: post|delete }</text:p>
      <text:p text:style-name="P23"/>
      <text:p text:style-name="P7">4. <text:span text:style-name="T1">Czyszczenie cache:</text:span></text:p>
      <text:p text:style-name="P22"/>
      <text:p text:style-name="P26">php app/console cache:clear --env=prod</text:p>
      <text:p text:style-name="P14">php app/console cache:clear –env=dev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1. Zmiana wyświetlania adresu URL dla oferty do postaci:</text:p>
      <text:p text:style-name="P8"/>
      <text:p text:style-name="P8"><text:tab/>/product//{id}/{title}</text:p>
      <text:p text:style-name="P8"/>
      <text:p text:style-name="P8"/>
      <text:p text:style-name="P8">2. Edytujemy plik i wprowadzamy zmianę:</text:p>
      <text:p text:style-name="P8"/>
      <text:p text:style-name="P8"># src/Application/ShopBundle/Resources/config/routing/product.yml</text:p>
      <text:p text:style-name="P8"># ...</text:p>
      <text:p text:style-name="P8"/>
      <text:p text:style-name="P11">application_product_show:</text:p>
      <text:p text:style-name="P17"><text:s text:c="4"/>path: <text:s text:c="4"/>/{id<text:span text:style-name="T3">}/show</text:span></text:p>
      <text:p text:style-name="P17"><text:s text:c="4"/>defaults: { _controller: "ApplicationShopBundle:Product:show" }</text:p>
      <text:p text:style-name="P17"/>
      <text:p text:style-name="P21">zmieniamy wpis na:</text:p>
      <text:p text:style-name="P17"/>
      <text:p text:style-name="P18">application_product_show:</text:p>
      <text:p text:style-name="P18"><text:s text:c="4"/>path: <text:s text:c="4"/>/{id}/{title}/show</text:p>
      <text:p text:style-name="P18"><text:s text:c="4"/>defaults: { _controller: "ApplicationShopBundle:Product:show" }</text:p>
      <text:p text:style-name="P8"/>
      <text:p text:style-name="P8">3. Zmieniamy link do oferty:</text:p>
      <text:p text:style-name="P8"/>
      <text:p text:style-name="P8">{# src/Application/ShopBundle/Resources/views/Product/index.html.twig #}</text:p>
      <text:p text:style-name="P8"/>
      <text:p text:style-name="P10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<text:span text:style-name="T17">"{{ path('application_product_show', { 'id': entity.id }) }}"</text:span> <text:span text:style-name="T15">role</text:span><text:span text:style-name="T3">=</text:span><text:span text:style-name="T17">"button"</text:span><text:span text:style-name="T13">&gt;</text:span><text:span text:style-name="T3">Show </text:span><text:span text:style-name="T16">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22">zmieniamy wpis na:</text:p>
      <text:p text:style-name="P25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5">'title':</text:span><text:span text:style-name="T6"> </text:span><text:span text:style-name="T5">entity.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8"/>
      <text:p text:style-name="P8"/>
      <text:p text:style-name="P8">5. Dodanie katalogu i klasy Utils/Shop.php. Usunięcie przecinkow i znakow specjalnych</text:p>
      <text:p text:style-name="P8"/>
      <text:p text:style-name="P8">// src/Application/ShopBundle/Utils<text:span text:style-name="T5">/Shop.php</text:span></text:p>
      <text:p text:style-name="P8"><text:s/></text:p>
      <text:p text:style-name="P6">&lt;?php</text:p>
      <text:p text:style-name="P17"/>
      <text:p text:style-name="P29">// src/Application/ShopBundle/Utils/Shop.php</text:p>
      <text:p text:style-name="P27"><text:s/></text:p>
      <text:p text:style-name="P27">namespace Application\ShopBundle\Utils;</text:p>
      <text:p text:style-name="P17"><text:span text:style-name="T2">class </text:span><text:span text:style-name="T3">Shop</text:span></text:p>
      <text:p text:style-name="P27">{</text:p>
      <text:p text:style-name="P17"><text:span text:style-name="T3"><text:s text:c="4"/></text:span><text:span text:style-name="T2">static public function </text:span><text:span text:style-name="T4">slugify</text:span><text:span text:style-name="T3">($text)</text:span></text:p>
      <text:p text:style-name="P27"><text:s text:c="4"/>{</text:p>
      <text:p text:style-name="P27"><text:tab/> <text:s text:c="3"/>$polish_chars = array('Ą', 'Ć', 'Ę', 'Ł', 'Ń', 'Ó', 'Ś', 'Ż', 'Ź', 'ą', 'ć', 'ę', 'ł', 'ń', 'ó', 'ś', 'ż', 'ź');</text:p>
      <text:p text:style-name="P27"><text:tab/> <text:s text:c="3"/>$replace <text:s text:c="4"/>= array('A', 'C', 'E', 'L', 'N', 'O', 'S', 'Z', 'Z', 'a', 'c', 'e', 'l', 'n', 'o', 's', 'z', 'z');</text:p>
      <text:p text:style-name="P27"><text:tab/> <text:s text:c="3"/>$text = str_replace($polish_chars, $replace, $text);</text:p>
      <text:p text:style-name="P27"/>
      <text:p text:style-name="P17"><text:span text:style-name="T3"><text:s text:c="8"/></text:span><text:span text:style-name="T11">// replace all non letters or digits by -</text:span></text:p>
      <text:p text:style-name="P17"><text:span text:style-name="T3"><text:s text:c="8"/>$text = preg_replace(</text:span><text:span text:style-name="T12">'/\W+/'</text:span><text:span text:style-name="T3">, </text:span><text:span text:style-name="T12">'-'</text:span><text:span text:style-name="T3">, $text);</text:span></text:p>
      <text:p text:style-name="P27"><text:s/></text:p>
      <text:p text:style-name="P17"><text:span text:style-name="T3"><text:s text:c="8"/></text:span><text:span text:style-name="T11">// trim and lowercase</text:span></text:p>
      <text:p text:style-name="P17"><text:span text:style-name="T3"><text:s text:c="8"/>$text = strtolower(trim($text, </text:span><text:span text:style-name="T12">'-'</text:span><text:span text:style-name="T3">));</text:span></text:p>
      <text:p text:style-name="P27"><text:s/></text:p>
      <text:p text:style-name="P17"><text:span text:style-name="T3"><text:s text:c="8"/></text:span><text:span text:style-name="T2">return </text:span><text:span text:style-name="T3">$text;</text:span></text:p>
      <text:p text:style-name="P27"><text:s text:c="4"/>}</text:p>
      <text:p text:style-name="P27">}</text:p>
      <text:p text:style-name="P8"/>
      <text:p text:style-name="P8"/>
      <text:p text:style-name="P8"><text:soft-page-break/>4. Do klady <text:s/>Product dodajemy metodę:</text:p>
      <text:p text:style-name="P8"/>
      <text:p text:style-name="P8">// src/Application/ShopBundle/Entity/Product.php</text:p>
      <text:p text:style-name="P6">&lt;?php</text:p>
      <text:p text:style-name="P27">namespace Application\ShopBundle\Entity;</text:p>
      <text:p text:style-name="P17"/>
      <text:p text:style-name="P17"><text:span text:style-name="T2">use </text:span><text:span text:style-name="T3">Doctrine\ORM\Mapping </text:span><text:span text:style-name="T2">as </text:span><text:span text:style-name="T3">ORM;</text:span></text:p>
      <text:p text:style-name="P17"><text:span text:style-name="T6">use </text:span><text:span text:style-name="T5">Application\ShopBundle\Utils\Shop </text:span><text:span text:style-name="T6">as </text:span><text:span text:style-name="T5">Shop;</text:span><text:span text:style-name="T3"> </text:span><text:span text:style-name="T7">&lt;- </text:span><text:span text:style-name="T8">odpalenie pliku Shop</text:span><text:span text:style-name="T9">.php z katalogu <text:s/>Utils</text:span></text:p>
      <text:p text:style-name="P30">/**</text:p>
      <text:p text:style-name="P30"><text:s/>* Product</text:p>
      <text:p text:style-name="P30"><text:s/>*/</text:p>
      <text:p text:style-name="P17"><text:span text:style-name="T2">class </text:span><text:span text:style-name="T3">Product</text:span></text:p>
      <text:p text:style-name="P27">{</text:p>
      <text:p text:style-name="P27">...</text:p>
      <text:p text:style-name="P27"/>
      <text:p text:style-name="P18"><text:s text:c="4"/><text:span text:style-name="T10">public function </text:span>getTitleSlug()</text:p>
      <text:p text:style-name="P18"><text:s text:c="4"/>{</text:p>
      <text:p text:style-name="P18"><text:s text:c="8"/><text:span text:style-name="T10">return </text:span>Shop::slugify($this-&gt;getTitle());</text:p>
      <text:p text:style-name="P18"><text:s text:c="4"/>}</text:p>
      <text:p text:style-name="P18"/>
      <text:p text:style-name="P18"><text:s text:c="4"/><text:span text:style-name="T10">public function </text:span>getCategorySlug()</text:p>
      <text:p text:style-name="P18"><text:s text:c="4"/>{</text:p>
      <text:p text:style-name="P18"><text:s text:c="8"/><text:span text:style-name="T10">return </text:span>Shop::slugify($this-&gt;getCategory());</text:p>
      <text:p text:style-name="P18"><text:s text:c="4"/>}</text:p>
      <text:p text:style-name="P27">}</text:p>
      <text:p text:style-name="P15"/>
      <text:p text:style-name="P28">6. Jeszcze raz zmieniamy wpis na stronie głównej ofert:</text:p>
      <text:p text:style-name="P27"/>
      <text:p text:style-name="P22">{# src/Application/ShopBundle/Resources/views/Product/index.html.twig #}</text:p>
      <text:p text:style-name="P27"/>
      <text:p text:style-name="P25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<text:span text:style-name="T12">'title'</text:span><text:span text:style-name="T19">:</text:span><text:span text:style-name="T2"> </text:span><text:span text:style-name="T3">entity</text:span><text:span text:style-name="T19">.</text:span><text:span text:style-name="T3">title</text:span>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>Zmiana na:</text:p>
      <text:p text:style-name="P27"/>
      <text:p text:style-name="P27"/>
      <text:p text:style-name="P18"><text:span text:style-name="T13">&lt;</text:span><text:span text:style-name="T14">p</text:span><text:span text:style-name="T13">&gt;&lt;</text:span><text:span text:style-name="T14">a</text:span> <text:span text:style-name="T15">class</text:span><text:span text:style-name="T3">=</text:span><text:span text:style-name="T17">"btn btn-default"</text:span> <text:span text:style-name="T15">href</text:span><text:span text:style-name="T3">=</text:span>"<text:span text:style-name="T18">{{</text:span><text:span text:style-name="T2"> </text:span><text:span text:style-name="T3">path</text:span><text:span text:style-name="T19">(</text:span><text:span text:style-name="T12">'application_product_show'</text:span><text:span text:style-name="T19">,</text:span><text:span text:style-name="T2"> </text:span><text:span text:style-name="T20">{</text:span><text:span text:style-name="T2"> </text:span><text:span text:style-name="T12">'id'</text:span><text:span text:style-name="T19">:</text:span><text:span text:style-name="T2"> </text:span><text:span text:style-name="T3">entity</text:span><text:span text:style-name="T19">.</text:span><text:span text:style-name="T3">id</text:span><text:span text:style-name="T19">,</text:span><text:span text:style-name="T2"> </text:span>'title':<text:span text:style-name="T10"> </text:span>entity.titleslug<text:span text:style-name="T2"> </text:span><text:span text:style-name="T20">}</text:span><text:span text:style-name="T19">)</text:span><text:span text:style-name="T2"> </text:span><text:span text:style-name="T18">}}</text:span>" <text:span text:style-name="T15">role</text:span><text:span text:style-name="T3">=</text:span><text:span text:style-name="T17">"button"</text:span><text:span text:style-name="T13">&gt;</text:span><text:span text:style-name="T3">Show &amp;raquo;</text:span><text:span text:style-name="T13">&lt;/</text:span><text:span text:style-name="T14">a</text:span><text:span text:style-name="T13">&gt;&lt;/</text:span><text:span text:style-name="T14">p</text:span><text:span text:style-name="T13">&gt;</text:span></text:p>
      <text:p text:style-name="P27"/>
      <text:p text:style-name="P27"/>
      <text:p text:style-name="P28">7. Do routingu dodajemy jeszcze:</text:p>
      <text:p text:style-name="P8"/>
      <text:p text:style-name="P8"># src/Application/ShopBundle/Resources/config/routing/product.yml</text:p>
      <text:p text:style-name="P17"/>
      <text:p text:style-name="P25">application_product_show:</text:p>
      <text:p text:style-name="P17"><text:s text:c="4"/>path: <text:s text:c="4"/>/{id}/{title}/show</text:p>
      <text:p text:style-name="P17"><text:s text:c="4"/>defaults: { _controller: "ApplicationShopBundle:Product:show" }</text:p>
      <text:p text:style-name="P18"><text:s text:c="4"/>requirements:</text:p>
      <text:p text:style-name="P19"><text:s text:c="8"/>id: <text:s/>\d+</text:p>
      <text:p text:style-name="P19"/>
      <text:p text:style-name="P7">8. <text:span text:style-name="T1">Czyszczenie cache:</text:span></text:p>
      <text:p text:style-name="P22"/>
      <text:p text:style-name="P26">php app/console cache:clear --env=prod</text:p>
      <text:p text:style-name="P26">php app/console cache:clear –env=dev</text:p>
      <text:p text:style-name="P26"/>
      <text:p text:style-name="P22">9. Informacje na temat routingu:</text:p>
      <text:p text:style-name="P26"/>
      <text:p text:style-name="P22">Uzyskanie infromacji na temat route w projekcie:</text:p>
      <text:p text:style-name="P26"><text:tab/>php app/console router:debug</text:p>
      <text:p text:style-name="P26"/>
      <text:p text:style-name="P22">Szczegółowe informację na temat konkretnego routingu:</text:p>
      <text:p text:style-name="P26"><text:tab/>php app/console router:debug ens_job_sh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1M22S</meta:editing-duration>
    <meta:editing-cycles>39</meta:editing-cycles>
    <meta:generator>OpenOffice.org/3.3$Win32 OpenOffice.org_project/330m20$Build-9567</meta:generator>
    <dc:date>2015-10-30T12:44:48.15</dc:date>
    <dc:creator>szymon idczak</dc:creator>
    <meta:document-statistic meta:table-count="0" meta:image-count="0" meta:object-count="0" meta:page-count="4" meta:paragraph-count="138" meta:word-count="486" meta:character-count="5297"/>
    <meta:user-defined meta:name="Info 1"/>
    <meta:user-defined meta:name="Info 2"/>
    <meta:user-defined meta:name="Info 3"/>
    <meta:user-defined meta:name="Info 4"/>
  </office:meta>
</office:document-meta>
</file>